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012" calcext:value-type="float">
            <text:p>69.5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5696" calcext:value-type="float">
            <text:p>69.1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0584" calcext:value-type="float">
            <text:p>68.6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0208" calcext:value-type="float">
            <text:p>68.7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0504" calcext:value-type="float">
            <text:p>68.0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0736" calcext:value-type="float">
            <text:p>67.6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7064" calcext:value-type="float">
            <text:p>67.1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1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0656" calcext:value-type="float">
            <text:p>66.9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736" calcext:value-type="float">
            <text:p>66.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1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3104" calcext:value-type="float">
            <text:p>65.9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4736" calcext:value-type="float">
            <text:p>65.3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908" calcext:value-type="float">
            <text:p>65.0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1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5328" calcext:value-type="float">
            <text:p>63.9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2704" calcext:value-type="float">
            <text:p>62.7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3792" calcext:value-type="float">
            <text:p>62.3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8848" calcext:value-type="float">
            <text:p>61.6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4928" calcext:value-type="float">
            <text:p>60.7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0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0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8672" calcext:value-type="float">
            <text:p>59.4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0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9448" calcext:value-type="float">
            <text:p>58.8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0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6776" calcext:value-type="float">
            <text:p>58.7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0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9976" calcext:value-type="float">
            <text:p>57.7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38" calcext:value-type="float">
            <text:p>57.0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9672" calcext:value-type="float">
            <text:p>56.0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9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9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8016" calcext:value-type="float">
            <text:p>53.4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97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5832" calcext:value-type="float">
            <text:p>51.9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9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9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9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7504" calcext:value-type="float">
            <text:p>47.8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9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3376" calcext:value-type="float">
            <text:p>46.8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9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8592" calcext:value-type="float">
            <text:p>47.4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8032" calcext:value-type="float">
            <text:p>46.7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2112" calcext:value-type="float">
            <text:p>45.0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8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6016" calcext:value-type="float">
            <text:p>45.0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372" calcext:value-type="float">
            <text:p>45.0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8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8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3432" calcext:value-type="float">
            <text:p>44.2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8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4416" calcext:value-type="float">
            <text:p>43.7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8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0912" calcext:value-type="float">
            <text:p>43.1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8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9848" calcext:value-type="float">
            <text:p>42.9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7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7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7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2672" calcext:value-type="float">
            <text:p>34.3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7416" calcext:value-type="float">
            <text:p>33.4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7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7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7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6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6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6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6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601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6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8" meta:object-count="0"/>
    <meta:user-defined meta:name="AppVersion">3.0</meta:user-defined>
  </office:meta>
</office:document-meta>
</file>